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6.013cm"/>
    </style:style>
    <style:style style:name="ro1" style:family="table-row">
      <style:table-row-properties style:row-height="0.8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mand</text:p>
          </table:table-cell>
          <table:table-cell table:style-name="ce1" office:value-type="string" calcext:value-type="string">
            <text:p>Microseconds Min</text:p>
          </table:table-cell>
          <table:table-cell table:style-name="ce1" office:value-type="string" calcext:value-type="string">
            <text:p>Micrpseconds Max.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Just hit return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formula="of:=[.C2]-[.B2]"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484" calcext:value-type="float">
            <text:p>484</text:p>
          </table:table-cell>
          <table:table-cell office:value-type="float" office:value="720" calcext:value-type="float">
            <text:p>720</text:p>
          </table:table-cell>
          <table:table-cell table:formula="of:=[.C3]-[.B3]" office:value-type="float" office:value="236" calcext:value-type="float">
            <text:p>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“=*”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table:formula="of:=[.C4]-[.B4]" office:value-type="float" office:value="264" calcext:value-type="float">
            <text:p>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table:formula="of:=[.C5]-[.B5]" office:value-type="float" office:value="236" calcext:value-type="float">
            <text:p>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0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table:formula="of:=[.C6]-[.B6]" office:value-type="float" office:value="236" calcext:value-type="float">
            <text:p>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?</text:p>
          </table:table-cell>
          <table:table-cell office:value-type="float" office:value="44" calcext:value-type="float">
            <text:p>44</text:p>
          </table:table-cell>
          <table:table-cell office:value-type="float" office:value="292" calcext:value-type="float">
            <text:p>292</text:p>
          </table:table-cell>
          <table:table-cell table:formula="of:=[.C8]-[.B8]"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  <table:table-cell table:formula="of:=[.C10]-[.B10]" office:value-type="float" office:value="240" calcext:value-type="float">
            <text:p>240</text:p>
          </table:table-cell>
          <table:table-cell office:value-type="string" calcext:value-type="string">
            <text:p>prints a floating point value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Prints an integer value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office:value-type="string" calcext:value-type="string">
            <text:p>prints long string including ints and floats</text:p>
          </table:table-cell>
          <table:table-cell/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string" calcext:value-type="string">
            <text:p>calculations and floating point</text:p>
          </table:table-cell>
          <table:table-cell/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6=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1=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8:32:15.377650949</meta:creation-date>
    <dc:date>2021-02-03T19:02:24.045101025</dc:date>
    <meta:editing-duration>PT9M48S</meta:editing-duration>
    <meta:editing-cycles>2</meta:editing-cycles>
    <meta:generator>LibreOffice/7.0.3.1$MacOSX_X86_64 LibreOffice_project/d7547858d014d4cf69878db179d326fc3483e082</meta:generator>
    <meta:document-statistic meta:table-count="1" meta:cell-count="67" meta:object-count="0"/>
  </office:meta>
</office:document-meta>
</file>